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Pro X3D</text:p>
          </table:table-cell>
          <table:table-cell table:style-name="ce287" office:value-type="float" office:value="2340000" calcext:value-type="float">
            <text:p>2,340,00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8600g, 8500g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4" office:value-type="string" calcext:value-type="string">
            <text:p>ThermalRight Assassin X 120 Refined SE I ARGB</text:p>
          </table:table-cell>
          <table:table-cell table:style-name="ce287" office:value-type="float" office:value="307000" calcext:value-type="float">
            <text:p>307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86300" calcext:value-type="float">
            <text:p>786,3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25060" calcext:value-type="float">
            <text:p>825,06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4])" office:value-type="float" office:value="10424360" calcext:value-type="float">
            <text:p>10,424,36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7954360" calcext:value-type="float">
            <text:p>7,954,36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0])" office:value-type="float" office:value="22153780" calcext:value-type="float">
            <text:p>22,153,78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4])-[.D65]" office:value-type="float" office:value="3775060" calcext:value-type="float">
            <text:p>3,775,060 </text:p>
          </table:table-cell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7T05:11:22.728569868</dc:date>
    <meta:editing-duration>P26DT5H15M30S</meta:editing-duration>
    <meta:editing-cycles>1076</meta:editing-cycles>
    <meta:generator>LibreOffice/25.2.3.2$Linux_X86_64 LibreOffice_project/bbb074479178df812d175f709636b368952c2ce3</meta:generator>
    <meta:document-statistic meta:table-count="18" meta:cell-count="1367" meta:object-count="0"/>
  </office:meta>
</office:document-meta>
</file>